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63cm"/>
    </style:style>
    <style:style style:name="pr1" style:family="presentation" style:parent-style-name="worship_25_20basic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36pt" fo:text-shadow="none" style:font-size-asian="36pt" style:font-size-complex="36pt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0" style:family="paragraph">
      <style:paragraph-properties fo:margin-left="0.318cm" fo:margin-right="0cm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1pt 1pt" style:font-size-asian="20pt" style:font-size-complex="20pt"/>
    </style:style>
    <style:style style:name="T7" style:family="text">
      <style:text-properties fo:color="#ffffff" style:font-name="Segoe UI2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594</text:span></text:p>
            <text:p text:style-name="P1"><text:span text:style-name="T2">“</text:span><text:span text:style-name="T2">God's Own Child, I Gladly Say I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worship_25_20basic">
        <draw:frame draw:style-name="gr3" draw:text-style-name="P5" draw:layer="layout" svg:width="25.146cm" svg:height="7.011cm" svg:x="1.524cm" svg:y="0.508cm">
          <draw:text-box>
            <text:p text:style-name="P4"><text:span text:style-name="T3">1. </text:span><text:span text:style-name="T4">God’s own child, I gladly say it:</text:span><text:span text:style-name="T4"><text:line-break/></text:span><text:span text:style-name="T4">I am baptized into Christ!</text:span><text:span text:style-name="T4"><text:line-break/></text:span><text:span text:style-name="T4">He, because I could not pay it,</text:span><text:span text:style-name="T4"><text:line-break/></text:span><text:span text:style-name="T4">Gave my full redemption pri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worship_25_20basic">
        <draw:frame draw:style-name="gr3" draw:text-style-name="P5" draw:layer="layout" svg:width="24.892cm" svg:height="7.011cm" svg:x="1.524cm" svg:y="0.609cm">
          <draw:text-box>
            <text:p text:style-name="P4"><text:span text:style-name="T4">Do I need earth’s treasures many?</text:span><text:span text:style-name="T4"><text:line-break/></text:span><text:span text:style-name="T4">I have one worth more than any</text:span><text:span text:style-name="T4"><text:line-break/></text:span><text:span text:style-name="T4">That brought me salvation free</text:span><text:span text:style-name="T4"><text:line-break/></text:span><text:span text:style-name="T4">Lasting to eternit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worship_25_20basic">
        <draw:frame draw:style-name="gr3" draw:text-style-name="P5" draw:layer="layout" svg:width="24.638cm" svg:height="7.011cm" svg:x="1.524cm" svg:y="0.609cm">
          <draw:text-box>
            <text:p text:style-name="P4"><text:span text:style-name="T3">2. </text:span><text:span text:style-name="T4">Sin, disturb my soul no longer:</text:span><text:span text:style-name="T4"><text:line-break/></text:span><text:span text:style-name="T4">I am baptized into Christ!</text:span><text:span text:style-name="T4"><text:line-break/></text:span><text:span text:style-name="T4">I have comfort even stronger:</text:span><text:span text:style-name="T4"><text:line-break/></text:span><text:span text:style-name="T4">Jesus’ cleansing sacrif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worship_25_20basic">
        <draw:frame draw:style-name="gr3" draw:text-style-name="P5" draw:layer="layout" svg:width="24.638cm" svg:height="7.011cm" svg:x="1.524cm" svg:y="0.609cm">
          <draw:text-box>
            <text:p text:style-name="P4"><text:span text:style-name="T4">Should a guilty conscience seize me</text:span><text:span text:style-name="T4"><text:line-break/></text:span><text:span text:style-name="T4">Since my Baptism did release me</text:span><text:span text:style-name="T4"><text:line-break/></text:span><text:span text:style-name="T4">In a dear forgiving flood,</text:span><text:span text:style-name="T4"><text:line-break/></text:span><text:span text:style-name="T4">Sprinkling me with Jesus’ bloo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worship_25_20basic">
        <draw:frame draw:style-name="gr3" draw:text-style-name="P5" draw:layer="layout" svg:width="24.384cm" svg:height="7.011cm" svg:x="1.524cm" svg:y="0.508cm">
          <draw:text-box>
            <text:p text:style-name="P4"><text:span text:style-name="T3">3. </text:span><text:span text:style-name="T4">Satan, hear this proclamation:</text:span><text:span text:style-name="T4"><text:line-break/></text:span><text:span text:style-name="T4">I am baptized into Christ!</text:span><text:span text:style-name="T4"><text:line-break/></text:span><text:span text:style-name="T4">Drop your ugly accusation,</text:span><text:span text:style-name="T4"><text:line-break/></text:span><text:span text:style-name="T4">I am not so soon entic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worship_25_20basic">
        <draw:frame draw:style-name="gr3" draw:text-style-name="P7" draw:layer="layout" svg:width="24.892cm" svg:height="7.011cm" svg:x="1.524cm" svg:y="0.609cm">
          <draw:text-box>
            <text:p text:style-name="P6"><text:span text:style-name="T4">Now that to the font I’ve traveled,</text:span><text:span text:style-name="T4"><text:line-break/></text:span><text:span text:style-name="T4">All your might has come unraveled,</text:span><text:span text:style-name="T4"><text:line-break/></text:span><text:span text:style-name="T4">And, against your tyranny,</text:span><text:span text:style-name="T4"><text:line-break/></text:span><text:span text:style-name="T4">God, my Lord, unites with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worship_25_20basic">
        <draw:frame draw:style-name="gr3" draw:text-style-name="P5" draw:layer="layout" svg:width="25.146cm" svg:height="7.011cm" svg:x="1.524cm" svg:y="0.508cm">
          <draw:text-box>
            <text:p text:style-name="P4"><text:span text:style-name="T3">4. </text:span><text:span text:style-name="T4">Death, you cannot end my gladness:</text:span><text:span text:style-name="T4"><text:line-break/></text:span><text:span text:style-name="T4">I am baptized into Christ!</text:span><text:span text:style-name="T4"><text:line-break/></text:span><text:span text:style-name="T4">When I die, I leave all sadness</text:span><text:span text:style-name="T4"><text:line-break/></text:span><text:span text:style-name="T4">To inherit paradis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worship_25_20basic">
        <draw:frame draw:style-name="gr4" draw:text-style-name="P5" draw:layer="layout" svg:width="24.638cm" svg:height="7.773cm" svg:x="1.524cm" svg:y="0.508cm">
          <draw:text-box>
            <text:p text:style-name="P4"><text:span text:style-name="T4">Though I lie in dust and ashes</text:span><text:span text:style-name="T4"><text:line-break/></text:span><text:span text:style-name="T4">Faith’s assurance brightly flashes:</text:span><text:span text:style-name="T4"><text:line-break/></text:span><text:span text:style-name="T4">Baptism has the strength divine</text:span><text:span text:style-name="T4"><text:line-break/></text:span><text:span text:style-name="T4">To make life immortal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worship_25_20basic">
        <draw:frame draw:style-name="gr5" draw:text-style-name="P8" draw:layer="layout" svg:width="25.146cm" svg:height="7.265cm" svg:x="1.524cm" svg:y="0.508cm">
          <draw:text-box>
            <text:p text:style-name="P4"><text:span text:style-name="T3">5. </text:span><text:span text:style-name="T4">There is nothing worth comparing</text:span><text:span text:style-name="T4"><text:line-break/></text:span><text:span text:style-name="T4">To this lifelong comfort sure!</text:span><text:span text:style-name="T4"><text:line-break/></text:span><text:span text:style-name="T4">Open-eyed my grave is staring:</text:span><text:span text:style-name="T4"><text:line-break/></text:span><text:span text:style-name="T4">Even there I’ll sleep sec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worship_25_20basic">
        <draw:frame draw:style-name="gr6" draw:text-style-name="P11" draw:layer="layout" svg:width="25.146cm" svg:height="13.88cm" svg:x="1.524cm" svg:y="0.508cm">
          <draw:text-box>
            <text:p text:style-name="P9"><text:span text:style-name="T4">Though my flesh awaits its raising,</text:span><text:span text:style-name="T4"><text:line-break/></text:span><text:span text:style-name="T4">Still my soul continues praising:</text:span><text:span text:style-name="T4"><text:line-break/></text:span><text:span text:style-name="T4">I am baptized into Christ;</text:span></text:p>
            <text:p text:style-name="P9"><text:span text:style-name="T4">I’m a child of paradise!</text:span></text:p>
            <text:p text:style-name="P10"><text:span text:style-name="T5"/></text:p>
            <text:p text:style-name="P10"><text:span text:style-name="T6"><text:s text:c="10"/></text:span></text:p>
            <text:p text:style-name="P10"><text:span text:style-name="T6"><text:s text:c="10"/></text:span><text:span text:style-name="T6">© 1991 Robert E. Voelker.</text:span></text:p>
            <text:p text:style-name="P10"><text:span text:style-name="T6"><text:s text:c="10"/></text:span><text:span text:style-name="T6">Used by permission: </text:span></text:p>
            <text:p text:style-name="P10"><text:span text:style-name="T6"><text:s text:c="10"/></text:span><text:span text:style-name="T6">LSB Hymn License</text:span></text:p>
            <text:p text:style-name="P10"><text:span text:style-name="T6"><text:s text:c="11"/></text:span><text:span text:style-name="T6">.NET, no. 100011038.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worship_25_20basic-background" style:display-name="worship%20basic-background" style:family="presentation">
      <style:graphic-properties draw:stroke="none" draw:fill="bitmap" draw:fill-image-name="Bitmap_20_1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0:51:00.438000000</meta:creation-date>
    <dc:title>worship basic</dc:title>
    <meta:editing-duration>PT23M2S</meta:editing-duration>
    <meta:editing-cycles>7</meta:editing-cycles>
    <meta:generator>LibreOffice/6.1.5.2$Windows_X86_64 LibreOffice_project/90f8dcf33c87b3705e78202e3df5142b201bd805</meta:generator>
    <dc:date>2019-04-24T15:41:16.304000000</dc:date>
    <meta:document-statistic meta:object-count="54"/>
    <meta:template xlink:type="simple" xlink:actuate="onRequest" xlink:title="worship basic" xlink:href="../../AppData/Roaming/LibreOffice/4/user/template/WORSHIP/worship%20basic.otp" meta:date="2016-01-08T10:51:00.353000000"/>
  </office:meta>
</office:document-meta>
</file>